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left" fo:keep-with-next="auto"/>
    </style:style>
    <style:style style:name="Table1.A" style:family="table-column">
      <style:table-column-properties style:column-width="1.2771in"/>
    </style:style>
    <style:style style:name="Table1.B" style:family="table-column">
      <style:table-column-properties style:column-width="2.2708in"/>
    </style:style>
    <style:style style:name="Table1.C" style:family="table-column">
      <style:table-column-properties style:column-width="3.3771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1.C1" style:family="table-cell">
      <style:table-cell-properties fo:padding="0.0194in" fo:border="none"/>
    </style:style>
    <style:style style:name="P1" style:family="paragraph" style:parent-style-name="Heading_20_1">
      <style:paragraph-properties fo:margin-left="0in" fo:margin-right="0in" fo:line-height="200%" fo:text-indent="0in" style:auto-text-indent="false"/>
      <style:text-properties fo:color="#1b1c1d" loext:opacity="100%"/>
    </style:style>
    <style:style style:name="P2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 loext:padding="0in" loext:border="none"/>
    </style:style>
    <style:style style:name="P3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4" style:family="paragraph" style:parent-style-name="Horizontal_20_Line">
      <style:paragraph-properties fo:line-height="200%"/>
    </style:style>
    <style:style style:name="P5" style:family="paragraph" style:parent-style-name="Heading_20_2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/>
    </style:style>
    <style:style style:name="P6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b1c1d" loext:opacity="100%" style:font-name="Google Sans Text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b1c1d" loext:opacity="100%" style:font-name="Google Sans Text" officeooo:paragraph-rsid="001b47b7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b1c1d" loext:opacity="100%" style:font-name="Google Sans Text" fo:font-weight="bold" loext:padding="0in" loext:border="none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 fo:keep-with-next="auto"/>
      <style:text-properties fo:color="#1b1c1d" loext:opacity="100%" style:font-name="Google Sans Text"/>
    </style:style>
    <style:style style:name="P11" style:family="paragraph" style:parent-style-name="Text_20_body" style:master-page-name="">
      <style:paragraph-properties fo:margin-left="0in" fo:margin-right="0in" fo:margin-top="0in" fo:margin-bottom="0.166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12" style:family="paragraph" style:parent-style-name="Standard">
      <style:paragraph-properties fo:margin-left="0in" fo:margin-right="0in" fo:line-height="200%" fo:text-indent="0in" style:auto-text-indent="false"/>
    </style:style>
    <style:style style:name="T1" style:family="text">
      <style:text-properties fo:font-family="'Google Sans', sans-serif"/>
    </style:style>
    <style:style style:name="T2" style:family="text">
      <style:text-properties fo:font-weight="bold" loext:padding="0in" loext:border="none"/>
    </style:style>
    <style:style style:name="T3" style:family="text">
      <style:text-properties fo:color="#575b5f" loext:opacity="100%" fo:font-size="12pt" fo:background-color="transparent" loext:char-shading-value="0" loext:padding="0in" loext:border="none"/>
    </style:style>
    <style:style style:name="T4" style:family="text">
      <style:text-properties loext:padding="0in" loext:border="non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🛑 <text:span text:style-name="T1">Cloud Security's Groundhog Day: 5 Pillars to End the Cycle</text:span></text:h>
      <text:section text:style-name="Sect1" text:name="model-response-message-contentr_837674fd33782e42">
        <text:p text:style-name="P2">If your team is stuck in a loop of recurring incidents, you're facing </text:p>
        <text:p text:style-name="P3"><text:span text:style-name="T2">Cloud Security Groundhog Day</text:span><text:span text:style-name="T3">1</text:span>. <text:span text:style-name="T4">This loop is caused by the rapid pace of cloud adoption outstripping your ability to implement strong, consistent security controls</text:span><text:span text:style-name="T3">2</text:span>.</text:p>
        <text:p text:style-name="P2">The core issue: </text:p>
        <text:p text:style-name="P3"><text:span text:style-name="T2">Misconfigurations and weak credentials</text:span><text:span text:style-name="T4">—not platform vulnerabilities—cause over 70% of cloud security incidents</text:span><text:span text:style-name="T3">3</text:span>. <text:span text:style-name="T4">Manual processes guarantee human error</text:span><text:span text:style-name="T3">4</text:span>.</text:p>
        <text:p text:style-name="P4"/>
        <text:h text:style-name="P5" text:outline-level="2">👥 <text:span text:style-name="T1">Who is Affected?</text:span></text:h>
        <text:list text:style-name="L1">
          <text:list-item>
            <text:p text:style-name="P6"><text:span text:style-name="T2">Security Teams:</text:span><text:span text:style-name="T4"> Face alert fatigue </text:span><text:span text:style-name="T3">5</text:span><text:span text:style-name="T4">and struggle to manage the massive </text:span></text:p>
            <text:p text:style-name="P6"><text:span text:style-name="T2">sprawl of nonhuman identities</text:span><text:span text:style-name="T4"> (service accounts/tokens)</text:span><text:span text:style-name="T3">6666</text:span>.</text:p>
          </text:list-item>
          <text:list-item>
            <text:p text:style-name="P6"><text:span text:style-name="T2">Enterprises:</text:span><text:span text:style-name="T4"> Are anchored to legacy mindsets and struggle to manage complexity in dynamic multicloud environments</text:span><text:span text:style-name="T3">777</text:span>.</text:p>
          </text:list-item>
          <text:list-item>
            <text:p text:style-name="P6"><text:span text:style-name="T2">Adversaries:</text:span><text:span text:style-name="T4"> Are gaining an edge as Generative AI lowers the technical barrier for sophisticated attacks</text:span><text:span text:style-name="T3">8</text:span>.</text:p>
          </text:list-item>
        </text:list>
        <text:p text:style-name="P4"/>
        <text:h text:style-name="P5" text:outline-level="2">✅ <text:span text:style-name="T1">How to Fix It: Automate the 5 Pillars</text:span></text:h>
        <text:p text:style-name="P2">The path forward is a strategic shift to </text:p>
        <text:p text:style-name="P3"><text:span text:style-name="T2">Zero Trust</text:span><text:span text:style-name="T4"> principles and a move from manual, reactive processes to </text:span><text:span text:style-name="T2">automated, cloud-native tooling</text:span><text:span text:style-name="T3">9999</text:span>.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P7">Domain</text:p>
              </table:table-cell>
              <table:table-cell table:style-name="Table1.A1" office:value-type="string">
                <text:p text:style-name="P7">The Persistent Problem</text:p>
              </table:table-cell>
              <table:table-cell table:style-name="Table1.C1" office:value-type="string">
                <text:p text:style-name="P8">The Modern Solution</text:p>
              </table:table-cell>
            </table:table-row>
          </table:table-header-rows>
          <table:table-row>
            <table:table-cell table:style-name="Table1.A1" office:value-type="string">
              <text:p text:style-name="P9">1. Identity &amp; Access Management (IAM)</text:p>
            </table:table-cell>
            <table:table-cell table:style-name="Table1.A1" office:value-type="string">
              <text:p text:style-name="P10"><text:span text:style-name="T4">Excessive privileges and unmanaged machine identities</text:span><text:span text:style-name="T3">10101010</text:span>.</text:p>
            </table:table-cell>
            <table:table-cell table:style-name="Table1.A1" office:value-type="string">
              <text:p text:style-name="P10"><text:span text:style-name="T2">CIEM</text:span><text:span text:style-name="T4"> (Cloud Infrastructure Entitlement Management) for least privilege at scale</text:span><text:span text:style-name="T3">11</text:span>.</text:p>
            </table:table-cell>
          </table:table-row>
          <table:table-row>
            <table:table-cell table:style-name="Table1.A1" office:value-type="string">
              <text:p text:style-name="P9">2. Data Security</text:p>
            </table:table-cell>
            <table:table-cell table:style-name="Table1.A1" office:value-type="string">
              <text:p text:style-name="P10"><text:span text:style-name="T4">Misconfigured storage (e.g., public S3 buckets) and unclassified data sprawl</text:span><text:span text:style-name="T3">12121212</text:span>.</text:p>
            </table:table-cell>
            <table:table-cell table:style-name="Table1.A1" office:value-type="string">
              <text:p text:style-name="P10"><text:span text:style-name="T2">DSPM</text:span><text:span text:style-name="T4"> (Data Security Posture Management) for automated data discovery and risk alerts</text:span><text:span text:style-name="T3">13</text:span>.</text:p>
            </table:table-cell>
          </table:table-row>
          <text:soft-page-break/>
          <table:table-row>
            <table:table-cell table:style-name="Table1.A1" office:value-type="string">
              <text:p text:style-name="P9">3. Network Security</text:p>
            </table:table-cell>
            <table:table-cell table:style-name="Table1.A1" office:value-type="string">
              <text:p text:style-name="P10"><text:span text:style-name="T4">Clinging to rigid, outdated virtual firewall appliances and static rules</text:span><text:span text:style-name="T3">14</text:span>.</text:p>
            </table:table-cell>
            <table:table-cell table:style-name="Table1.A1" office:value-type="string">
              <text:p text:style-name="P10"><text:span text:style-name="T2">Policy-as-Code</text:span><text:span text:style-name="T4"> (using tools like OPA/Terraform) to automate configuration and microsegmentation</text:span><text:span text:style-name="T3">15151515</text:span>.</text:p>
            </table:table-cell>
          </table:table-row>
          <table:table-row>
            <table:table-cell table:style-name="Table1.A1" office:value-type="string">
              <text:p text:style-name="P9">4. Workload Security</text:p>
            </table:table-cell>
            <table:table-cell table:style-name="Table1.A1" office:value-type="string">
              <text:p text:style-name="P10"><text:span text:style-name="T4">Fragmented strategies for securing ephemeral containers, serverless, and VMs</text:span><text:span text:style-name="T3">16</text:span>.</text:p>
            </table:table-cell>
            <table:table-cell table:style-name="Table1.A1" office:value-type="string">
              <text:p text:style-name="P10"><text:span text:style-name="T2">CNAPPs</text:span><text:span text:style-name="T4"> (Cloud-Native Application Protection Platforms) for full lifecycle protection from build-time to runtime</text:span><text:span text:style-name="T3">17</text:span>.</text:p>
            </table:table-cell>
          </table:table-row>
          <table:table-row>
            <table:table-cell table:style-name="Table1.A1" office:value-type="string">
              <text:p text:style-name="P9">5. Detection &amp; Response (D&amp;R)</text:p>
            </table:table-cell>
            <table:table-cell table:style-name="Table1.A1" office:value-type="string">
              <text:p text:style-name="P10"><text:span text:style-name="T4">Blind spots, slow reaction to API-driven attacks, and lack of cloud log analysis skills</text:span><text:span text:style-name="T3">18</text:span>.</text:p>
            </table:table-cell>
            <table:table-cell table:style-name="Table1.A1" office:value-type="string">
              <text:p text:style-name="P10"><text:span text:style-name="T2">CDR</text:span><text:span text:style-name="T4"> (Cloud Detection and Response) and </text:span><text:span text:style-name="T2">Generative AI for SecOps</text:span><text:span text:style-name="T4"> to automate triage and provide contextual, high-speed containment</text:span><text:span text:style-name="T3">19191919</text:span>.</text:p>
            </table:table-cell>
          </table:table-row>
        </table:table>
        <text:p text:style-name="P3"><text:span text:style-name="T2">The Takeaway:</text:span><text:span text:style-name="T4"> You must stop applying on-premises thinking to the cloud</text:span><text:span text:style-name="T3">20</text:span>. <text:span text:style-name="T4">True resilience comes from deploying layered, adaptive defenses that combine robust technology with the critical judgment of your security professionals</text:span><text:span text:style-name="T3">21212121</text:span>.</text:p>
        <text:p text:style-name="P4"/>
        <text:p text:style-name="P11">#CloudSecurity #ZeroTrust #DevSecOps #Cybersecurity #AIinSecurity #IAM #DSPM</text:p>
      </text:section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03:54:43.395904000</meta:creation-date>
    <dc:date>2025-10-01T04:02:09.831101700</dc:date>
    <meta:editing-duration>PT7M27S</meta:editing-duration>
    <meta:editing-cycles>1</meta:editing-cycles>
    <meta:document-statistic meta:table-count="1" meta:image-count="0" meta:object-count="0" meta:page-count="2" meta:paragraph-count="33" meta:word-count="333" meta:character-count="2418" meta:non-whitespace-character-count="2120"/>
    <meta:generator>LibreOffice/25.2.5.2$Windows_X86_64 LibreOffice_project/03d19516eb2e1dd5d4ccd751a0d6f35f35e08022</meta:generator>
  </office:meta>
</office:document-meta>
</file>